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title&gt;W3.CSS Template&lt;/title&gt;</text:p>
      <text:p text:style-name="Standard">&lt;meta charset="UTF-8"&gt;</text:p>
      <text:p text:style-name="Standard">&lt;meta name="viewport" content="width=device-width, initial-scale=1"&gt;</text:p>
      <text:p text:style-name="Standard">&lt;link rel="stylesheet" href="https://www.w3schools.com/w3css/4/w3.css"&gt;</text:p>
      <text:p text:style-name="Standard">&lt;link rel="stylesheet" href="https://fonts.googleapis.com/css?family=Poppins"&gt;</text:p>
      <text:p text:style-name="Standard">&lt;link rel="stylesheet" href="https://cdnjs.cloudflare.com/ajax/libs/font-awesome/4.7.0/css/font-awesome.min.css"&gt;</text:p>
      <text:p text:style-name="Standard">&lt;style&gt;</text:p>
      <text:p text:style-name="Standard">body,h1,h2,h3,h4,h5 {font-family: "Poppins", sans-serif}</text:p>
      <text:p text:style-name="Standard">body {font-size: 16px;}</text:p>
      <text:p text:style-name="Standard">img {margin-bottom: -8px;}</text:p>
      <text:p text:style-name="Standard">.mySlides {display: none;}</text:p>
      <text:p text:style-name="Standard">&lt;/style&gt;</text:p>
      <text:p text:style-name="Standard">&lt;body class="w3-content w3-black" style="max-width:1500px;"&gt;</text:p>
      <text:p text:style-name="Standard"/>
      <text:p text:style-name="Standard">&lt;!-- Header with Slideshow --&gt;</text:p>
      <text:p text:style-name="Standard">&lt;header class="w3-display-container w3-center"&gt;</text:p>
      <text:p text:style-name="Standard"><text:s text:c="2"/>&lt;button class="w3-button w3-block w3-green w3-hide-large w3-hide-medium" onclick="document.getElementById('download').style.display='block'"&gt;Download &lt;i class="fa fa-android"&gt;&lt;/i&gt; &lt;i class="fa fa-apple"&gt;&lt;/i&gt; &lt;i class="fa fa-windows"&gt;&lt;/i&gt;&lt;/button&gt;</text:p>
      <text:p text:style-name="Standard"><text:s text:c="2"/>&lt;div class="mySlides w3-animate-opacity"&gt;</text:p>
      <text:p text:style-name="Standard"><text:s text:c="4"/>&lt;img class="w3-image" src="/w3images/app.jpg" alt="Image 1" style="min-width:500px" width="1500" height="1000"&gt;</text:p>
      <text:p text:style-name="Standard"><text:s text:c="4"/>&lt;div class="w3-display-left w3-padding w3-hide-small" style="width:35%"&gt;</text:p>
      <text:p text:style-name="Standard"><text:s text:c="6"/>&lt;div class="w3-black w3-opacity w3-hover-opacity-off w3-padding-large w3-round-large"&gt;</text:p>
      <text:p text:style-name="Standard"><text:s text:c="8"/>&lt;h1 class="w3-xlarge"&gt;Take photos with our app&lt;/h1&gt;</text:p>
      <text:p text:style-name="Standard"><text:s text:c="8"/>&lt;hr class="w3-opacity"&gt;</text:p>
      <text:p text:style-name="Standard"><text:s text:c="8"/>&lt;p&gt;Super simple installment: free of charge&lt;/p&gt;</text:p>
      <text:p text:style-name="Standard"><text:s text:c="8"/>&lt;p&gt;&lt;button class="w3-button w3-block w3-green w3-round" onclick="document.getElementById('download').style.display='block'"&gt;Download &lt;i class="fa fa-android"&gt;&lt;/i&gt; &lt;i class="fa fa-apple"&gt;&lt;/i&gt; &lt;i class="fa fa-windows"&gt;&lt;/i&gt;&lt;/button&gt;&lt;/p&gt;</text:p>
      <text:p text:style-name="Standard"><text:s text:c="6"/>&lt;/div&gt;</text:p>
      <text:p text:style-name="Standard"><text:s text:c="4"/>&lt;/div&gt;</text:p>
      <text:p text:style-name="Standard"><text:s text:c="2"/>&lt;/div&gt;</text:p>
      <text:p text:style-name="Standard"><text:s text:c="2"/>&lt;div class="mySlides w3-animate-opacity"&gt;</text:p>
      <text:p text:style-name="Standard"><text:s text:c="4"/>&lt;img class="w3-image" src="/w3images/app2.jpg" alt="Image 2" style="min-width:500px" width="1500" height="1000"&gt;</text:p>
      <text:p text:style-name="Standard"><text:s text:c="4"/>&lt;div class="w3-display-left w3-padding w3-hide-small" style="width:35%"&gt;</text:p>
      <text:p text:style-name="Standard"><text:s text:c="6"/>&lt;div class="w3-black w3-opacity w3-hover-opacity-off w3-padding-large w3-round-large"&gt;</text:p>
      <text:p text:style-name="Standard"><text:s text:c="8"/>&lt;h1 class="w3-xlarge w3-text-red"&gt;&lt;b&gt;CLICK!&lt;/b&gt; Fast and Easy&lt;/h1&gt;</text:p>
      <text:p text:style-name="Standard"><text:s text:c="8"/>&lt;hr class="w3-opacity"&gt;</text:p>
      <text:p text:style-name="Standard"><text:s text:c="8"/>&lt;p&gt;Choose from thousands of features&lt;/p&gt;</text:p>
      <text:p text:style-name="Standard"><text:s text:c="8"/>&lt;p&gt;&lt;button class="w3-button w3-block w3-red w3-round" onclick="document.getElementById('download').style.display='block'"&gt;Download &lt;i class="fa fa-android"&gt;&lt;/i&gt; &lt;i class="fa fa-apple"&gt;&lt;/i&gt; &lt;i class="fa fa-windows"&gt;&lt;/i&gt;&lt;/button&gt;&lt;/p&gt;</text:p>
      <text:p text:style-name="Standard"><text:s text:c="6"/>&lt;/div&gt;</text:p>
      <text:p text:style-name="Standard"><text:s text:c="4"/>&lt;/div&gt;</text:p>
      <text:p text:style-name="Standard"><text:s text:c="2"/>&lt;/div&gt;</text:p>
      <text:p text:style-name="Standard"><text:s text:c="2"/>&lt;div class="mySlides w3-animate-opacity"&gt;</text:p>
      <text:p text:style-name="Standard"><text:soft-page-break/><text:s text:c="4"/>&lt;img class="w3-image" src="/w3images/app4.jpg" alt="Image 3" style="min-width:500px" width="1500" height="1000"&gt;</text:p>
      <text:p text:style-name="Standard"><text:s text:c="4"/>&lt;div class="w3-display-left w3-padding w3-hide-small" style="width:35%"&gt;</text:p>
      <text:p text:style-name="Standard"><text:s text:c="6"/>&lt;div class="w3-black w3-opacity w3-hover-opacity-off w3-padding-large w3-round-large"&gt;</text:p>
      <text:p text:style-name="Standard"><text:s text:c="8"/>&lt;h1 class="w3-xlarge"&gt;Smart Design&lt;/h1&gt;</text:p>
      <text:p text:style-name="Standard"><text:s text:c="8"/>&lt;hr class="w3-opacity"&gt;</text:p>
      <text:p text:style-name="Standard"><text:s text:c="8"/>&lt;p&gt;Customize photos as you go&lt;/p&gt;</text:p>
      <text:p text:style-name="Standard"><text:s text:c="8"/>&lt;p&gt;&lt;button class="w3-button w3-block w3-indigo w3-round" onclick="document.getElementById('download').style.display='block'"&gt;Download &lt;i class="fa fa-android"&gt;&lt;/i&gt; &lt;i class="fa fa-apple"&gt;&lt;/i&gt; &lt;i class="fa fa-windows"&gt;&lt;/i&gt;&lt;/button&gt;&lt;/p&gt;</text:p>
      <text:p text:style-name="Standard"><text:s text:c="6"/>&lt;/div&gt;</text:p>
      <text:p text:style-name="Standard"><text:s text:c="4"/>&lt;/div&gt;</text:p>
      <text:p text:style-name="Standard"><text:s text:c="2"/>&lt;/div&gt;</text:p>
      <text:p text:style-name="Standard"><text:s text:c="2"/>&lt;a class="w3-button w3-black w3-display-right w3-margin-right w3-round w3-hide-small w3-hover-light-grey" onclick="plusDivs(1)"&gt;Take Tour &lt;i class="fa fa-angle-right"&gt;&lt;/i&gt;&lt;/a&gt;</text:p>
      <text:p text:style-name="Standard"><text:s text:c="2"/>&lt;a class="w3-button w3-block w3-black w3-hide-large w3-hide-medium" onclick="plusDivs(1)"&gt;Take Tour &lt;i class="fa fa-angle-right"&gt;&lt;/i&gt;&lt;/a&gt;</text:p>
      <text:p text:style-name="Standard">&lt;/header&gt;</text:p>
      <text:p text:style-name="Standard"/>
      <text:p text:style-name="Standard">&lt;!-- The App Section --&gt;</text:p>
      <text:p text:style-name="Standard">&lt;div class="w3-padding-64 w3-white"&gt;</text:p>
      <text:p text:style-name="Standard"><text:s text:c="2"/>&lt;div class="w3-row-padding"&gt;</text:p>
      <text:p text:style-name="Standard"><text:s text:c="4"/>&lt;div class="w3-col l8 m6"&gt;</text:p>
      <text:p text:style-name="Standard"><text:s text:c="6"/>&lt;h1 class="w3-jumbo"&gt;&lt;b&gt;The App&lt;/b&gt;&lt;/h1&gt;</text:p>
      <text:p text:style-name="Standard"><text:s text:c="6"/>&lt;h1 class="w3-xxxlarge w3-text-green"&gt;&lt;b&gt;Why buy it?&lt;/b&gt;&lt;/h1&gt;</text:p>
      <text:p text:style-name="Standard"><text:s text:c="6"/>&lt;p&gt;&lt;span class="w3-xlarge"&gt;Take photos like a pro.&lt;/span&gt; You should buy this app because lorem ipsum consectetur adipiscing elit, sed do eiusmod tempor incididunt ut labore et dolore magna aliqua. Ut enim ad minim veniam, quis nostrud exercitation</text:p>
      <text:p text:style-name="Standard"><text:s text:c="8"/>ullamco laboris nisi ut aliquip ex ea commodo consequat. Duis aute irure dolor in reprehenderit in voluptate velit esse cillum dolore eu fugiat nulla pariatur.&lt;/p&gt;</text:p>
      <text:p text:style-name="Standard"><text:s text:c="6"/>&lt;button class="w3-button w3-light-grey w3-padding-large w3-section w3-hide-small" onclick="document.getElementById('download').style.display='block'"&gt;</text:p>
      <text:p text:style-name="Standard"><text:s text:c="8"/>&lt;i class="fa fa-download"&gt;&lt;/i&gt; Download Application</text:p>
      <text:p text:style-name="Standard"><text:s text:c="6"/>&lt;/button&gt;</text:p>
      <text:p text:style-name="Standard"><text:s text:c="6"/>&lt;p&gt;Available for &lt;i class="fa fa-android w3-xlarge w3-text-green"&gt;&lt;/i&gt; &lt;i class="fa fa-apple w3-xlarge"&gt;&lt;/i&gt; &lt;i class="fa fa-windows w3-xlarge w3-text-blue"&gt;&lt;/i&gt;&lt;/p&gt;</text:p>
      <text:p text:style-name="Standard"><text:s text:c="4"/>&lt;/div&gt;</text:p>
      <text:p text:style-name="Standard"><text:s text:c="4"/>&lt;div class="w3-col l4 m6"&gt;</text:p>
      <text:p text:style-name="Standard"><text:s text:c="6"/>&lt;img src="/w3images/img_app.jpg" class="w3-image w3-right w3-hide-small" width="335" height="471"&gt;</text:p>
      <text:p text:style-name="Standard"><text:s text:c="6"/>&lt;div class="w3-center w3-hide-large w3-hide-medium"&gt;</text:p>
      <text:p text:style-name="Standard"><text:s text:c="8"/>&lt;button class="w3-button w3-block w3-padding-large" onclick="document.getElementById('download').style.display='block'"&gt;</text:p>
      <text:p text:style-name="Standard"><text:s text:c="10"/>&lt;i class="fa fa-download"&gt;&lt;/i&gt; Download Application</text:p>
      <text:p text:style-name="Standard"><text:s text:c="8"/>&lt;/button&gt;</text:p>
      <text:p text:style-name="Standard"><text:s text:c="8"/>&lt;img src="/w3images/img_app.jpg" class="w3-image w3-margin-top" width="335" height="471"&gt;</text:p>
      <text:p text:style-name="Standard"><text:s text:c="6"/>&lt;/div&gt;</text:p>
      <text:p text:style-name="Standard"><text:s text:c="4"/>&lt;/div&gt;</text:p>
      <text:p text:style-name="Standard"><text:s text:c="2"/>&lt;/div&gt;</text:p>
      <text:p text:style-name="Standard">&lt;/div&gt;</text:p>
      <text:p text:style-name="Standard"/>
      <text:p text:style-name="Standard"><text:soft-page-break/>&lt;!-- Modal --&gt;</text:p>
      <text:p text:style-name="Standard">&lt;div id="download" class="w3-modal w3-animate-opacity"&gt;</text:p>
      <text:p text:style-name="Standard"><text:s text:c="2"/>&lt;div class="w3-modal-content" style="padding:32px"&gt;</text:p>
      <text:p text:style-name="Standard"><text:s text:c="4"/>&lt;div class="w3-container w3-white"&gt;</text:p>
      <text:p text:style-name="Standard"><text:s text:c="6"/>&lt;i onclick="document.getElementById('download').style.display='none'" class="fa fa-remove w3-xlarge w3-button w3-transparent w3-right w3-xlarge"&gt;&lt;/i&gt;</text:p>
      <text:p text:style-name="Standard"><text:s text:c="6"/>&lt;h2 class="w3-wide"&gt;DOWNLOAD&lt;/h2&gt;</text:p>
      <text:p text:style-name="Standard"><text:s text:c="6"/>&lt;p&gt;Download the app in AppStore, Google Play or Microsoft Store.&lt;/p&gt;</text:p>
      <text:p text:style-name="Standard"><text:s text:c="6"/>&lt;i class="fa fa-android w3-large"&gt;&lt;/i&gt; &lt;i class="fa fa-apple w3-large"&gt;&lt;/i&gt; &lt;i class="fa fa-windows w3-large"&gt;&lt;/i&gt;</text:p>
      <text:p text:style-name="Standard"><text:s text:c="6"/>&lt;p&gt;&lt;input class="w3-input w3-border" type="text" placeholder="Enter e-mail"&gt;&lt;/p&gt;</text:p>
      <text:p text:style-name="Standard"><text:s text:c="6"/>&lt;button type="button" class="w3-button w3-block w3-padding-large w3-red w3-margin-bottom" onclick="document.getElementById('download').style.display='none'"&gt;Fake Download&lt;/button&gt;</text:p>
      <text:p text:style-name="Standard"><text:s text:c="4"/>&lt;/div&gt;</text:p>
      <text:p text:style-name="Standard"><text:s text:c="2"/>&lt;/div&gt;</text:p>
      <text:p text:style-name="Standard">&lt;/div&gt;</text:p>
      <text:p text:style-name="Standard"/>
      <text:p text:style-name="Standard">&lt;!-- Clarity Section --&gt;</text:p>
      <text:p text:style-name="Standard">&lt;div class="w3-padding-64 w3-light-grey"&gt;</text:p>
      <text:p text:style-name="Standard"><text:s text:c="2"/>&lt;div class="w3-row-padding"&gt;</text:p>
      <text:p text:style-name="Standard"><text:s text:c="4"/>&lt;div class="w3-col l4 m6"&gt;</text:p>
      <text:p text:style-name="Standard"><text:s text:c="6"/>&lt;img class="w3-image w3-round-large w3-hide-small w3-grayscale" src="/w3images/app5.jpg" alt="App" width="335" height="471"&gt;</text:p>
      <text:p text:style-name="Standard"><text:s text:c="4"/>&lt;/div&gt;</text:p>
      <text:p text:style-name="Standard"><text:s text:c="4"/>&lt;div class="w3-col l8 m6"&gt;</text:p>
      <text:p text:style-name="Standard"><text:s text:c="6"/>&lt;h1 class="w3-jumbo"&gt;&lt;b&gt;Clarity&lt;/b&gt;&lt;/h1&gt;</text:p>
      <text:p text:style-name="Standard"><text:s text:c="6"/>&lt;h1 class="w3-xxxlarge w3-text-red"&gt;&lt;b&gt;Pixels, who?&lt;/b&gt;&lt;/h1&gt;</text:p>
      <text:p text:style-name="Standard"><text:s text:c="6"/>&lt;p&gt;&lt;span class="w3-xlarge"&gt;A revolution in resolution.&lt;/span&gt; Sharp and clear photos with the world's best photo engine, incididunt ut labore et dolore magna aliqua. Ut enim ad minim veniam, quis nostrud exercitation ullamco laboris nisi ut aliquip</text:p>
      <text:p text:style-name="Standard"><text:s text:c="8"/>ex ea commodo consequat. Duis aute irure dolor in reprehenderit in voluptate velit esse cillum dolore eu fugiat nulla pariatur.&lt;/p&gt;</text:p>
      <text:p text:style-name="Standard"><text:s text:c="4"/>&lt;/div&gt;</text:p>
      <text:p text:style-name="Standard"><text:s text:c="2"/>&lt;/div&gt;</text:p>
      <text:p text:style-name="Standard">&lt;/div&gt;</text:p>
      <text:p text:style-name="Standard"/>
      <text:p text:style-name="Standard">&lt;!-- Features Section --&gt;</text:p>
      <text:p text:style-name="Standard">&lt;div class="w3-container w3-padding-64 w3-dark-grey w3-center"&gt;</text:p>
      <text:p text:style-name="Standard"><text:s text:c="2"/>&lt;h1 class="w3-jumbo"&gt;&lt;b&gt;Features&lt;/b&gt;&lt;/h1&gt;</text:p>
      <text:p text:style-name="Standard"><text:s text:c="2"/>&lt;p&gt;This app is just so lorem ipsum.&lt;/p&gt;</text:p>
      <text:p text:style-name="Standard"/>
      <text:p text:style-name="Standard"><text:s text:c="2"/>&lt;div class="w3-row" style="margin-top:64px"&gt;</text:p>
      <text:p text:style-name="Standard"><text:s text:c="4"/>&lt;div class="w3-col s3"&gt;</text:p>
      <text:p text:style-name="Standard"><text:s text:c="6"/>&lt;i class="fa fa-bolt w3-text-orange w3-jumbo"&gt;&lt;/i&gt;</text:p>
      <text:p text:style-name="Standard"><text:s text:c="6"/>&lt;p&gt;Fast&lt;/p&gt;</text:p>
      <text:p text:style-name="Standard"><text:s text:c="4"/>&lt;/div&gt;</text:p>
      <text:p text:style-name="Standard"><text:s text:c="4"/>&lt;div class="w3-col s3"&gt;</text:p>
      <text:p text:style-name="Standard"><text:s text:c="6"/>&lt;i class="fa fa-heart w3-text-red w3-jumbo"&gt;&lt;/i&gt;</text:p>
      <text:p text:style-name="Standard"><text:s text:c="6"/>&lt;p&gt;Loved&lt;/p&gt;</text:p>
      <text:p text:style-name="Standard"><text:s text:c="4"/>&lt;/div&gt;</text:p>
      <text:p text:style-name="Standard"><text:s text:c="4"/>&lt;div class="w3-col s3"&gt;</text:p>
      <text:p text:style-name="Standard"><text:soft-page-break/><text:s text:c="6"/>&lt;i class="fa fa-camera w3-text-yellow w3-jumbo"&gt;&lt;/i&gt;</text:p>
      <text:p text:style-name="Standard"><text:s text:c="6"/>&lt;p&gt;Clarity&lt;/p&gt;</text:p>
      <text:p text:style-name="Standard"><text:s text:c="4"/>&lt;/div&gt;</text:p>
      <text:p text:style-name="Standard"><text:s text:c="4"/>&lt;div class="w3-col s3"&gt;</text:p>
      <text:p text:style-name="Standard"><text:s text:c="6"/>&lt;i class="fa fa-battery-full w3-text-green w3-jumbo"&gt;&lt;/i&gt;</text:p>
      <text:p text:style-name="Standard"><text:s text:c="6"/>&lt;p&gt;Power&lt;/p&gt;</text:p>
      <text:p text:style-name="Standard"><text:s text:c="4"/>&lt;/div&gt;</text:p>
      <text:p text:style-name="Standard"><text:s text:c="2"/>&lt;/div&gt;</text:p>
      <text:p text:style-name="Standard"/>
      <text:p text:style-name="Standard"><text:s text:c="2"/>&lt;div class="w3-row" style="margin-top:64px"&gt;</text:p>
      <text:p text:style-name="Standard"><text:s text:c="4"/>&lt;div class="w3-col s3"&gt;</text:p>
      <text:p text:style-name="Standard"><text:s text:c="6"/>&lt;i class="fa fa-diamond w3-text-white w3-jumbo"&gt;&lt;/i&gt;</text:p>
      <text:p text:style-name="Standard"><text:s text:c="6"/>&lt;p&gt;Sharp&lt;/p&gt;</text:p>
      <text:p text:style-name="Standard"><text:s text:c="4"/>&lt;/div&gt;</text:p>
      <text:p text:style-name="Standard"><text:s text:c="4"/>&lt;div class="w3-col s3"&gt;</text:p>
      <text:p text:style-name="Standard"><text:s text:c="6"/>&lt;i class="fa fa-cloud w3-text-blue w3-jumbo"&gt;&lt;/i&gt;</text:p>
      <text:p text:style-name="Standard"><text:s text:c="6"/>&lt;p&gt;Cloud&lt;/p&gt;</text:p>
      <text:p text:style-name="Standard"><text:s text:c="4"/>&lt;/div&gt;</text:p>
      <text:p text:style-name="Standard"><text:s text:c="4"/>&lt;div class="w3-col s3"&gt;</text:p>
      <text:p text:style-name="Standard"><text:s text:c="6"/>&lt;i class="fa fa-globe w3-text-amber w3-jumbo"&gt;&lt;/i&gt;</text:p>
      <text:p text:style-name="Standard"><text:s text:c="6"/>&lt;p&gt;Global&lt;/p&gt;</text:p>
      <text:p text:style-name="Standard"><text:s text:c="4"/>&lt;/div&gt;</text:p>
      <text:p text:style-name="Standard"><text:s text:c="4"/>&lt;div class="w3-col s3"&gt;</text:p>
      <text:p text:style-name="Standard"><text:s text:c="6"/>&lt;i class="fa fa-hdd-o w3-text-cyan w3-jumbo"&gt;&lt;/i&gt;</text:p>
      <text:p text:style-name="Standard"><text:s text:c="6"/>&lt;p&gt;Storage&lt;/p&gt;</text:p>
      <text:p text:style-name="Standard"><text:s text:c="4"/>&lt;/div&gt;</text:p>
      <text:p text:style-name="Standard"><text:s text:c="2"/>&lt;/div&gt;</text:p>
      <text:p text:style-name="Standard"><text:s text:c="2"/></text:p>
      <text:p text:style-name="Standard"><text:s text:c="2"/>&lt;div class="w3-row" style="margin-top:64px"&gt;</text:p>
      <text:p text:style-name="Standard"><text:s text:c="4"/>&lt;div class="w3-col s3"&gt;</text:p>
      <text:p text:style-name="Standard"><text:s text:c="6"/>&lt;i class="fa fa-user w3-text-sand w3-jumbo"&gt;&lt;/i&gt;</text:p>
      <text:p text:style-name="Standard"><text:s text:c="6"/>&lt;p&gt;Safe&lt;/p&gt;</text:p>
      <text:p text:style-name="Standard"><text:s text:c="4"/>&lt;/div&gt;</text:p>
      <text:p text:style-name="Standard"><text:s text:c="4"/>&lt;div class="w3-col s3"&gt;</text:p>
      <text:p text:style-name="Standard"><text:s text:c="6"/>&lt;i class="fa fa-shield w3-text-orange w3-jumbo"&gt;&lt;/i&gt;</text:p>
      <text:p text:style-name="Standard"><text:s text:c="6"/>&lt;p&gt;Stabile&lt;/p&gt;</text:p>
      <text:p text:style-name="Standard"><text:s text:c="4"/>&lt;/div&gt;</text:p>
      <text:p text:style-name="Standard"><text:s text:c="4"/>&lt;div class="w3-col s3"&gt;</text:p>
      <text:p text:style-name="Standard"><text:s text:c="6"/>&lt;i class="fa fa-wifi w3-text-grey w3-jumbo"&gt;&lt;/i&gt;</text:p>
      <text:p text:style-name="Standard"><text:s text:c="6"/>&lt;p&gt;Connected&lt;/p&gt;</text:p>
      <text:p text:style-name="Standard"><text:s text:c="4"/>&lt;/div&gt;</text:p>
      <text:p text:style-name="Standard"><text:s text:c="4"/>&lt;div class="w3-col s3"&gt;</text:p>
      <text:p text:style-name="Standard"><text:s text:c="6"/>&lt;i class="fa fa-image w3-text-pink w3-jumbo"&gt;&lt;/i&gt;</text:p>
      <text:p text:style-name="Standard"><text:s text:c="6"/>&lt;p&gt;HD&lt;/p&gt;</text:p>
      <text:p text:style-name="Standard"><text:s text:c="4"/>&lt;/div&gt;</text:p>
      <text:p text:style-name="Standard"><text:s text:c="2"/>&lt;/div&gt;</text:p>
      <text:p text:style-name="Standard">&lt;/div&gt;</text:p>
      <text:p text:style-name="Standard"/>
      <text:p text:style-name="Standard">&lt;!-- Pricing Section --&gt;</text:p>
      <text:p text:style-name="Standard">&lt;div class="w3-padding-64 w3-center w3-white"&gt;</text:p>
      <text:p text:style-name="Standard"><text:s text:c="2"/>&lt;h1 class="w3-jumbo"&gt;&lt;b&gt;Pricing&lt;/b&gt;&lt;/h1&gt;</text:p>
      <text:p text:style-name="Standard"><text:s text:c="2"/>&lt;p class="w3-large"&gt;Choose a pricing plan that fits your needs.&lt;/p&gt;</text:p>
      <text:p text:style-name="Standard"><text:soft-page-break/><text:s text:c="2"/>&lt;div class="w3-row-padding" style="margin-top:64px"&gt;</text:p>
      <text:p text:style-name="Standard"><text:s text:c="4"/>&lt;div class="w3-half w3-section"&gt;</text:p>
      <text:p text:style-name="Standard"><text:s text:c="6"/>&lt;ul class="w3-ul w3-card w3-hover-shadow"&gt;</text:p>
      <text:p text:style-name="Standard"><text:s text:c="8"/>&lt;li class="w3-dark-grey w3-xlarge w3-padding-32"&gt;Basic&lt;/li&gt;</text:p>
      <text:p text:style-name="Standard"><text:s text:c="8"/>&lt;li class="w3-padding-16"&gt;&lt;b&gt;250&lt;/b&gt; Photos&lt;/li&gt;</text:p>
      <text:p text:style-name="Standard"><text:s text:c="8"/>&lt;li class="w3-padding-16"&gt;&lt;b&gt;10&lt;/b&gt; Features&lt;/li&gt;</text:p>
      <text:p text:style-name="Standard"><text:s text:c="8"/>&lt;li class="w3-padding-16"&gt;&lt;b&gt;No&lt;/b&gt; Ads&lt;/li&gt;</text:p>
      <text:p text:style-name="Standard"><text:s text:c="8"/>&lt;li class="w3-padding-16"&gt;&lt;b&gt;Office hours&lt;/b&gt; Support&lt;/li&gt;</text:p>
      <text:p text:style-name="Standard"><text:s text:c="8"/>&lt;li class="w3-padding-16"&gt;</text:p>
      <text:p text:style-name="Standard"><text:s text:c="10"/>&lt;h2 class="w3-opacity"&gt;$ 25&lt;/h2&gt;</text:p>
      <text:p text:style-name="Standard"><text:s text:c="8"/>&lt;/li&gt;</text:p>
      <text:p text:style-name="Standard"><text:s text:c="8"/>&lt;li class="w3-light-grey w3-padding-24"&gt;</text:p>
      <text:p text:style-name="Standard"><text:s text:c="10"/>&lt;button class="w3-button w3-black w3-padding-large" onclick="document.getElementById('download').style.display='block'"&gt;&lt;i class="fa fa-download"&gt;&lt;/i&gt; Download&lt;/button&gt;</text:p>
      <text:p text:style-name="Standard"><text:s text:c="8"/>&lt;/li&gt;</text:p>
      <text:p text:style-name="Standard"><text:s text:c="6"/>&lt;/ul&gt;</text:p>
      <text:p text:style-name="Standard"><text:s text:c="4"/>&lt;/div&gt;</text:p>
      <text:p text:style-name="Standard"><text:s text:c="4"/>&lt;div class="w3-half w3-section"&gt;</text:p>
      <text:p text:style-name="Standard"><text:s text:c="6"/>&lt;ul class="w3-ul w3-card w3-hover-shadow"&gt;</text:p>
      <text:p text:style-name="Standard"><text:s text:c="8"/>&lt;li class="w3-red w3-xlarge w3-padding-32"&gt;Premium&lt;/li&gt;</text:p>
      <text:p text:style-name="Standard"><text:s text:c="8"/>&lt;li class="w3-padding-16"&gt;&lt;b&gt;1000&lt;/b&gt; Photos&lt;/li&gt;</text:p>
      <text:p text:style-name="Standard"><text:s text:c="8"/>&lt;li class="w3-padding-16"&gt;&lt;b&gt;50&lt;/b&gt; Features&lt;/li&gt;</text:p>
      <text:p text:style-name="Standard"><text:s text:c="8"/>&lt;li class="w3-padding-16"&gt;&lt;b&gt;No&lt;/b&gt; Ads&lt;/li&gt;</text:p>
      <text:p text:style-name="Standard"><text:s text:c="8"/>&lt;li class="w3-padding-16"&gt;&lt;b&gt;Endless&lt;/b&gt; Support&lt;/li&gt;</text:p>
      <text:p text:style-name="Standard"><text:s text:c="8"/>&lt;li class="w3-padding-16"&gt;</text:p>
      <text:p text:style-name="Standard"><text:s text:c="10"/>&lt;h2 class="w3-opacity"&gt;$ 99&lt;/h2&gt;</text:p>
      <text:p text:style-name="Standard"><text:s text:c="8"/>&lt;/li&gt;</text:p>
      <text:p text:style-name="Standard"><text:s text:c="8"/>&lt;li class="w3-light-grey w3-padding-24"&gt;</text:p>
      <text:p text:style-name="Standard"><text:s text:c="10"/>&lt;button class="w3-button w3-black w3-padding-large" onclick="document.getElementById('download').style.display='block'"&gt; &lt;i class="fa fa-download"&gt;&lt;/i&gt; Download&lt;/button&gt;</text:p>
      <text:p text:style-name="Standard"><text:s text:c="8"/>&lt;/li&gt;</text:p>
      <text:p text:style-name="Standard"><text:s text:c="6"/>&lt;/ul&gt;</text:p>
      <text:p text:style-name="Standard"><text:s text:c="4"/>&lt;/div&gt;</text:p>
      <text:p text:style-name="Standard"><text:s text:c="2"/>&lt;/div&gt;</text:p>
      <text:p text:style-name="Standard"><text:s text:c="2"/>&lt;br&gt;</text:p>
      <text:p text:style-name="Standard">&lt;/div&gt;</text:p>
      <text:p text:style-name="Standard"/>
      <text:p text:style-name="Standard">&lt;!-- Footer --&gt;</text:p>
      <text:p text:style-name="Standard">&lt;footer class="w3-container w3-padding-32 w3-light-grey w3-center w3-xlarge"&gt;</text:p>
      <text:p text:style-name="Standard"><text:s text:c="2"/>&lt;div class="w3-section"&gt;</text:p>
      <text:p text:style-name="Standard"><text:s text:c="4"/>&lt;i class="fa fa-facebook-official w3-hover-opacity"&gt;&lt;/i&gt;</text:p>
      <text:p text:style-name="Standard"><text:s text:c="4"/>&lt;i class="fa fa-instagram w3-hover-opacity"&gt;&lt;/i&gt;</text:p>
      <text:p text:style-name="Standard"><text:s text:c="4"/>&lt;i class="fa fa-snapchat w3-hover-opacity"&gt;&lt;/i&gt;</text:p>
      <text:p text:style-name="Standard"><text:s text:c="4"/>&lt;i class="fa fa-pinterest-p w3-hover-opacity"&gt;&lt;/i&gt;</text:p>
      <text:p text:style-name="Standard"><text:s text:c="4"/>&lt;i class="fa fa-twitter w3-hover-opacity"&gt;&lt;/i&gt;</text:p>
      <text:p text:style-name="Standard"><text:s text:c="4"/>&lt;i class="fa fa-linkedin w3-hover-opacity"&gt;&lt;/i&gt;</text:p>
      <text:p text:style-name="Standard"><text:s text:c="2"/>&lt;/div&gt;</text:p>
      <text:p text:style-name="Standard"><text:s text:c="2"/>&lt;p class="w3-medium"&gt;Powered by &lt;a href="https://www.w3schools.com/w3css/default.asp" target="_blank" class="w3-hover-text-green"&gt;w3.css&lt;/a&gt;&lt;/p&gt;</text:p>
      <text:p text:style-name="Standard">&lt;/footer&gt;</text:p>
      <text:p text:style-name="Standard"><text:soft-page-break/></text:p>
      <text:p text:style-name="Standard">&lt;script&gt;</text:p>
      <text:p text:style-name="Standard">// Slideshow</text:p>
      <text:p text:style-name="Standard">var slideIndex = 1;</text:p>
      <text:p text:style-name="Standard">showDivs(slideIndex);</text:p>
      <text:p text:style-name="Standard"/>
      <text:p text:style-name="Standard">function plusDivs(n) {</text:p>
      <text:p text:style-name="Standard"><text:s text:c="2"/>showDivs(slideIndex += n);</text:p>
      <text:p text:style-name="Standard">}</text:p>
      <text:p text:style-name="Standard"/>
      <text:p text:style-name="Standard">function showDivs(n) {</text:p>
      <text:p text:style-name="Standard"><text:s text:c="2"/>var i;</text:p>
      <text:p text:style-name="Standard"><text:s text:c="2"/>var x = document.getElementsByClassName("mySlides");</text:p>
      <text:p text:style-name="Standard"><text:s text:c="2"/>if (n &gt; x.length) {slideIndex = 1}</text:p>
      <text:p text:style-name="Standard"><text:s text:c="2"/>if (n &lt; 1) {slideIndex = x.length}</text:p>
      <text:p text:style-name="Standard"><text:s text:c="2"/>for (i = 0; i &lt; x.length; i++) {</text:p>
      <text:p text:style-name="Standard"><text:s text:c="4"/>x[i].style.display = "none"; <text:s/></text:p>
      <text:p text:style-name="Standard"><text:s text:c="2"/>}</text:p>
      <text:p text:style-name="Standard"><text:s text:c="2"/>x[slideIndex-1].style.display = "block"; <text:s/>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3:30:46.750357760</meta:creation-date>
    <dc:date>2019-02-24T23:31:10.527698788</dc:date>
    <meta:editing-duration>PT24S</meta:editing-duration>
    <meta:editing-cycles>1</meta:editing-cycles>
    <meta:document-statistic meta:table-count="0" meta:image-count="0" meta:object-count="0" meta:page-count="6" meta:paragraph-count="235" meta:word-count="922" meta:character-count="11135" meta:non-whitespace-character-count="9498"/>
    <meta:generator>LibreOffice/6.0.7.3$Linux_X86_64 LibreOffice_project/00m0$Build-3</meta:generator>
  </office:meta>
</office:document-meta>
</file>